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WenQuanYi Micro Hei" fo:font-size="12pt" fo:font-weight="bold" officeooo:rsid="00628a05" officeooo:paragraph-rsid="00769408" style:font-name-asian="WenQuanYi Micro Hei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WenQuanYi Micro Hei" fo:font-size="12pt" fo:font-weight="bold" officeooo:paragraph-rsid="00769408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WenQuanYi Micro Hei" fo:font-size="12pt" fo:font-weight="bold" officeooo:paragraph-rsid="00889f18" style:font-name-asian="WenQuanYi Micro Hei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6f644d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718551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727b9c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74d6b7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7676f3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783bc3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51185b" officeooo:paragraph-rsid="0051185b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51185b" officeooo:paragraph-rsid="0055447f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51185b" officeooo:paragraph-rsid="0055d04d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51185b" officeooo:paragraph-rsid="005e725e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51185b" officeooo:paragraph-rsid="005d3e9c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51185b" officeooo:paragraph-rsid="0057ed1f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6f738b" officeooo:paragraph-rsid="006f738b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7f8a3d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90342b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98b710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fo:font-weight="normal" officeooo:paragraph-rsid="00783bc3" style:font-name-asian="WenQuanYi Micro Hei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WenQuanYi Micro Hei" fo:font-size="12pt" officeooo:rsid="00802aa3" officeooo:paragraph-rsid="00802aa3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90342b" officeooo:paragraph-rsid="0090342b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rsid="0090cbeb" officeooo:paragraph-rsid="0090342b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5bc406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fo:font-weight="bold" officeooo:rsid="00858306" officeooo:paragraph-rsid="00858306" style:font-name-asian="WenQuanYi Micro Hei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WenQuanYi Micro Hei" fo:font-size="12pt" fo:font-weight="bold" officeooo:rsid="0091de43" officeooo:paragraph-rsid="0090342b" style:font-name-asian="WenQuanYi Micro Hei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WenQuanYi Micro Hei" fo:font-size="12pt" fo:font-weight="bold" officeooo:rsid="0097bf3b" officeooo:paragraph-rsid="0097bf3b" style:font-name-asian="WenQuanYi Micro Hei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WenQuanYi Micro Hei" fo:font-size="12pt" fo:font-weight="bold" officeooo:rsid="0098b710" officeooo:paragraph-rsid="0098b710" style:font-name-asian="WenQuanYi Micro Hei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057a2"/>
    </style:style>
    <style:style style:name="T3" style:family="text">
      <style:text-properties officeooo:rsid="0061eba9"/>
    </style:style>
    <style:style style:name="T4" style:family="text">
      <style:text-properties officeooo:rsid="00640d34"/>
    </style:style>
    <style:style style:name="T5" style:family="text">
      <style:text-properties officeooo:rsid="0067f4c9"/>
    </style:style>
    <style:style style:name="T6" style:family="text">
      <style:text-properties officeooo:rsid="006a5ad0"/>
    </style:style>
    <style:style style:name="T7" style:family="text">
      <style:text-properties officeooo:rsid="006dbd5a"/>
    </style:style>
    <style:style style:name="T8" style:family="text">
      <style:text-properties officeooo:rsid="006f644d"/>
    </style:style>
    <style:style style:name="T9" style:family="text">
      <style:text-properties officeooo:rsid="00715983"/>
    </style:style>
    <style:style style:name="T10" style:family="text">
      <style:text-properties officeooo:rsid="00718483"/>
    </style:style>
    <style:style style:name="T11" style:family="text">
      <style:text-properties fo:font-weight="normal" officeooo:rsid="006057a2" style:font-weight-asian="normal" style:font-weight-complex="normal"/>
    </style:style>
    <style:style style:name="T12" style:family="text">
      <style:text-properties fo:font-weight="normal" officeooo:rsid="00614c6f" style:font-weight-asian="normal" style:font-weight-complex="normal"/>
    </style:style>
    <style:style style:name="T13" style:family="text">
      <style:text-properties fo:font-weight="normal" officeooo:rsid="006546ac" style:font-weight-asian="normal" style:font-weight-complex="normal"/>
    </style:style>
    <style:style style:name="T14" style:family="text">
      <style:text-properties fo:font-weight="normal" officeooo:rsid="0067c5c2" style:font-weight-asian="normal" style:font-weight-complex="normal"/>
    </style:style>
    <style:style style:name="T15" style:family="text">
      <style:text-properties fo:font-weight="normal" officeooo:rsid="0066d28b" style:font-weight-asian="normal" style:font-weight-complex="normal"/>
    </style:style>
    <style:style style:name="T16" style:family="text">
      <style:text-properties fo:font-weight="normal" officeooo:rsid="0051185b" style:font-weight-asian="normal" style:font-weight-complex="normal"/>
    </style:style>
    <style:style style:name="T17" style:family="text">
      <style:text-properties officeooo:rsid="007f8a3d"/>
    </style:style>
    <style:style style:name="T18" style:family="text">
      <style:text-properties officeooo:rsid="0082022a"/>
    </style:style>
    <style:style style:name="T19" style:family="text">
      <style:text-properties officeooo:rsid="008698ab"/>
    </style:style>
    <style:style style:name="T20" style:family="text">
      <style:text-properties officeooo:rsid="00889f18"/>
    </style:style>
    <style:style style:name="T21" style:family="text">
      <style:text-properties officeooo:rsid="008a8364"/>
    </style:style>
    <style:style style:name="T22" style:family="text">
      <style:text-properties officeooo:rsid="008c40e2"/>
    </style:style>
    <style:style style:name="T23" style:family="text">
      <style:text-properties officeooo:rsid="008dfd1b"/>
    </style:style>
    <style:style style:name="T24" style:family="text">
      <style:text-properties officeooo:rsid="008e3344"/>
    </style:style>
    <style:style style:name="T25" style:family="text">
      <style:text-properties officeooo:rsid="0090342b"/>
    </style:style>
    <style:style style:name="T26" style:family="text">
      <style:text-properties officeooo:rsid="0090cbeb"/>
    </style:style>
    <style:style style:name="T27" style:family="text">
      <style:text-properties officeooo:rsid="0091de43"/>
    </style:style>
    <style:style style:name="T28" style:family="text">
      <style:text-properties officeooo:rsid="00980d4d"/>
    </style:style>
    <style:style style:name="T29" style:family="text">
      <style:text-properties officeooo:rsid="0098b710"/>
    </style:style>
    <style:style style:name="T30" style:family="text">
      <style:text-properties officeooo:rsid="009b6ced"/>
    </style:style>
    <style:style style:name="T31" style:family="text">
      <style:text-properties officeooo:rsid="009c06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 </text:p>
      <text:p text:style-name="P5">可与汇编语言一起使用 </text:p>
      <text:p text:style-name="P5">CPL &gt; </text:p>
      <text:p text:style-name="P5">BCPL(1967年 剑桥 Martin Richards) &gt; </text:p>
      <text:p text:style-name="P1">B(1970年 AT&amp;T Bell / Ken Thompson) UNIX(B) &gt; </text:p>
      <text:p text:style-name="P5"><text:span text:style-name="T1">C(1972年 AT&amp;T Bell / Dennis MacAlistair Ritchie) UNIX(C)</text:span> </text:p>
      <text:p text:style-name="P5">C(1978年 AT&amp;T Bell / K&amp;R C) </text:p>
      <text:p text:style-name="P5">ANSI X3.159-1989 </text:p>
      <text:p text:style-name="P5">ISO/IEC 9899:1990 &gt; 1999 &gt; 2011 </text:p>
      <text:p text:style-name="P7">BCPL:Basic Combined Programming Language</text:p>
      <text:p text:style-name="P8">ANSI: American National Standards Institute</text:p>
      <text:p text:style-name="P5">ISO: International Organization for Standardization </text:p>
      <text:p text:style-name="P5">IEC: International Electrotechnical Commission </text:p>
      <text:p text:style-name="P7">ABI: Application Binary Interface</text:p>
      <text:p text:style-name="P12">$$$$$$$$$$$$$$$$$$$$</text:p>
      <text:p text:style-name="P1">2. Java</text:p>
      <text:p text:style-name="P5">面向对象</text:p>
      <text:p text:style-name="P9">Java编程语言、文件格式、虚拟机JVM、应用程序接口API</text:p>
      <text:p text:style-name="P9">Java SE(Standard) / EE(Enterprise) / ME(Micro)</text:p>
      <text:p text:style-name="P1">Sun Microsystems(&gt; Oracle 2010年)</text:p>
      <text:p text:style-name="P1">James Gosling</text:p>
      <text:p text:style-name="P5">Oak(1991年 消费类电子产品的嵌入式芯片) &gt;</text:p>
      <text:p text:style-name="P1">Java(语言/平台)(1995年5月 Internet)</text:p>
      <text:p text:style-name="P5">JDK: Java Development Kit</text:p>
      <text:p text:style-name="P5">JRE: Java Runtime Environment</text:p>
      <text:p text:style-name="P5">JCP: Java Community Process</text:p>
      <text:p text:style-name="P13">$$$$$$$$$$$$$$$$$$$$</text:p>
      <text:p text:style-name="P1">3. Objective-C</text:p>
      <text:p text:style-name="P5">(Simula67) &gt; SmallTalk &gt; SmallTalk-80 &gt;</text:p>
      <text:p text:style-name="P1">Objective-C(1986年 StepStone / Brad Cox) &gt;</text:p>
      <text:p text:style-name="P1">Apple</text:p>
      <text:p text:style-name="P14">$$$$$$$$$$$$$$$$$$$$</text:p>
      <text:p text:style-name="P1">4. C++</text:p>
      <text:p text:style-name="P5">静态数据类型检查</text:p>
      <text:p text:style-name="P5">(FORTRAN(Formula Translation) 1954年 John Warner Backus)</text:p>
      <text:p text:style-name="P1">1983年 Bell / Bjarne Stroustrup</text:p>
      <text:p text:style-name="P5">ISO/IEC 14882:1998 &gt; 2003 &gt; 2011 &gt; 2014</text:p>
      <text:p text:style-name="P1">5. C#</text:p>
      <text:p text:style-name="P10"><text:span text:style-name="T2">面向对象 / </text:span><text:span text:style-name="T7">COM</text:span></text:p>
      <text:p text:style-name="P10"><text:soft-page-break/><text:span text:style-name="T11">.</text:span><text:span text:style-name="T12">NET Framework</text:span></text:p>
      <text:p text:style-name="P22">COOL <text:span text:style-name="T4">&gt; </text:span>C Sharp<text:span text:style-name="T5">(讨厌搜索引擎 / 音乐升调记号)</text:span></text:p>
      <text:p text:style-name="P11"><text:span text:style-name="T13">Visual J++(</text:span><text:span text:style-name="T14">~</text:span><text:span text:style-name="T15"> </text:span><text:span text:style-name="T13">SUN Java) &gt; C#</text:span></text:p>
      <text:p text:style-name="P1">Microsoft</text:p>
      <text:p text:style-name="P3"><text:span text:style-name="T3">Anders Hejlsberg</text:span><text:span text:style-name="T6">(Broland &gt; Microsoft)</text:span></text:p>
      <text:p text:style-name="P2">2000年6月</text:p>
      <text:p text:style-name="P18">CLR: Common Language Runtime</text:p>
      <text:p text:style-name="P6"><text:span text:style-name="T8">MSI</text:span><text:span text:style-name="T9">L: Microsoft Intermediate Lang</text:span><text:span text:style-name="T10">u</text:span><text:span text:style-name="T9">age</text:span></text:p>
      <text:p text:style-name="P15">$$$$$$$$$$$$$$$$$$$$</text:p>
      <text:p text:style-name="P1">6. PHP</text:p>
      <text:p text:style-name="P19"><text:span text:style-name="T17">Personal Home Page </text:span><text:span text:style-name="T18">&gt; PHP </text:span><text:span text:style-name="T17">Hypertext Preprocessor</text:span><text:span text:style-name="T19">(递归缩写)</text:span></text:p>
      <text:p text:style-name="P23">通用开源脚本语言</text:p>
      <text:p text:style-name="P23">主要适用于Web开发领域</text:p>
      <text:p text:style-name="P27">Rasmus Lerdorf</text:p>
      <text:p text:style-name="P27">1994年</text:p>
      <text:p text:style-name="P4"><text:span text:style-name="T22">Is</text:span><text:span text:style-name="T23">rael </text:span><text:span text:style-name="T24">/ </text:span><text:span text:style-name="T20">Zeev Sura</text:span><text:span text:style-name="T21">s</text:span><text:span text:style-name="T20">ki / Andi Gutmans </text:span><text:span text:style-name="T21">&gt; Zend</text:span></text:p>
      <text:p text:style-name="P16">$$$$$$$$$$$$$$$$$$$$</text:p>
      <text:p text:style-name="P1">7. JavaScript</text:p>
      <text:p text:style-name="P24">直译式脚本语言</text:p>
      <text:p text:style-name="P20"><text:span text:style-name="T25">动态类型</text:span><text:span text:style-name="T26">、弱类型、基于原型</text:span></text:p>
      <text:p text:style-name="P20"><text:span text:style-name="T26">ECMAS</text:span><text:span text:style-name="T28">cript、DOM、BOM</text:span></text:p>
      <text:p text:style-name="P25">JavaScript引擎</text:p>
      <text:p text:style-name="P25">Node.js</text:p>
      <text:p text:style-name="P20"><text:span text:style-name="T26">浏览器</text:span><text:span text:style-name="T27">、客户端脚本语言</text:span></text:p>
      <text:p text:style-name="P28">Netscape</text:p>
      <text:p text:style-name="P28">Brendan Eich</text:p>
      <text:p text:style-name="P29">1995年</text:p>
      <text:p text:style-name="P30">LiveScript &gt; Javascript(Sun)</text:p>
      <text:p text:style-name="P21"><text:span text:style-name="T29">ECMA: </text:span><text:span text:style-name="T30">European Computer Manufactures Association</text:span></text:p>
      <text:p text:style-name="P21"><text:span text:style-name="T29">DOM: </text:span><text:span text:style-name="T31">Document Object Model</text:span></text:p>
      <text:p text:style-name="P21"><text:span text:style-name="T29">BOM: </text:span><text:span text:style-name="T31">Browser Object Model</text:span></text:p>
      <text:p text:style-name="P17">$$$$$$$$$$$$$$$$$$$$</text:p>
      <text:p text:style-name="P1">8. Python</text:p>
      <text:p text:style-name="P5">胶水语言</text:p>
      <text:p text:style-name="P5">面向对象、解释型计算机程序设计语言</text:p>
      <text:p text:style-name="P5">ABC &gt;</text:p>
      <text:p text:style-name="P1">Python(1989年 Amsterdam / Guido van Rossum)</text:p>
      <text:p text:style-name="P5">广泛应用于处理系统管理任务和Web编程</text:p>
      <text:p text:style-name="P26"><text:span text:style-name="T16">$$$$$$$$$$$$$$$$$$$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27T16:28:44</meta:creation-date>
    <meta:generator>LibreOffice/4.0.2.2$Linux_X86_64 LibreOffice_project/400m0$Build-2</meta:generator>
    <dc:date>2014-12-12T11:19:52</dc:date>
    <dc:creator>hanjunjie </dc:creator>
    <meta:editing-duration>PT3H26M4S</meta:editing-duration>
    <meta:editing-cycles>162</meta:editing-cycles>
    <meta:document-statistic meta:table-count="0" meta:image-count="0" meta:object-count="0" meta:page-count="2" meta:paragraph-count="78" meta:word-count="421" meta:character-count="1766" meta:non-whitespace-character-count="1597"/>
  </office:meta>
</office:document-meta>
</file>